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5" style:family="table-row">
      <style:table-row-properties style:min-row-height="0.848cm" fo:keep-together="auto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2" style:family="table-row">
      <style:table-row-properties style:min-row-height="1.9cm" fo:keep-together="auto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Standard">
      <style:paragraph-properties fo:margin-left="0.122cm" fo:margin-right="0.002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2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3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4" style:family="paragraph" style:parent-style-name="Standard" style:master-page-name="Standard">
      <style:paragraph-properties style:page-number="auto" style:snap-to-layout-grid="false"/>
    </style:style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P17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UC_5f_NormalAzul_20_Car"><text:span text:style-name="T6">Crear rol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5">Nombre del Caso de Uso: </text:span><text:span text:style-name="UC_5f_NormalAzul_20_Car"><text:span text:style-name="T4">Crear rol</text:span></text:span></text:p>
          </table:table-cell>
          <table:table-cell table:style-name="Tabla6.B1" office:value-type="string">
            <text:p text:style-name="P3"><text:span text:style-name="T1">Nro. de Caso de Uso:</text:span> <text:span text:style-name="T8">CU 22</text:span>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5">Actor Principal:</text:span><text:span text:style-name="T4"> </text:span><text:span text:style-name="UC_5f_NormalAzul_20_Car"><text:span text:style-name="T4">Administrador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5">Objetivo:</text:span><text:span text:style-name="T4"> </text:span><text:span text:style-name="UC_5f_NormalAzul_20_Car"><text:span text:style-name="T4">Permitir al usuario crear nuevos roles.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5">Pre-Condiciones:</text:p>
            <text:list xml:id="list1191201382" text:style-name="L1">
              <text:list-item>
                <text:p text:style-name="P15"><text:span text:style-name="UC_5f_NormalAzul_20_Car"><text:span text:style-name="T4">El usuario tiene que estar registrado en el sistema.</text:span></text:span></text:p>
              </text:list-item>
              <text:list-item>
                <text:p text:style-name="P15"><text:span text:style-name="UC_5f_NormalAzul_20_Car"><text:span text:style-name="T3">El usuario debe ser administrador con los permisos para registrar nuevos roles.</text:span></text:span></text:p>
              </text:list-item>
              <text:list-item>
                <text:p text:style-name="P15"><text:span text:style-name="UC_5f_NormalAzul_20_Car"><text:span text:style-name="T3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5">Post- Condiciones:</text:span><text:span text:style-name="T4"> </text:span><text:span text:style-name="UC_5f_NormalAzul_20_Car"><text:span text:style-name="T4">Registro del nuevo rol en la base de datos del sistema con todos los datos asociados al mismo.</text:span></text:span></text:p>
          </table:table-cell>
          <table:covered-table-cell/>
        </table:table-row>
      </table:table>
      <text:p text:style-name="P4"/>
      <text:p text:style-name="Standard"><text:span text:style-name="T5">Diagramas de casos de uso relacionados: </text:span><text:span text:style-name="UC_5f_NormalAzul_20_Car"><text:span text:style-name="T7">Diagrama de caso de uso del módulo de administración. </text:span></text:span></text:p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Usuario</text:p>
          </table:table-cell>
          <table:table-cell table:style-name="Tabla7.A1" office:value-type="string">
            <text:p text:style-name="P5">Sistema</text:p>
          </table:table-cell>
        </table:table-row>
        <table:table-row table:style-name="Tabla7.1">
          <table:table-cell table:style-name="Tabla7.A3" office:value-type="string">
            <text:p text:style-name="P7">1. El usuario selecciona la opción administración rol.</text:p>
          </table:table-cell>
          <table:table-cell table:style-name="Tabla7.B3" office:value-type="string">
            <text:p text:style-name="P7">2. Verifica que el usuario tenga los permisos relacionados con la administración de rol.</text:p>
          </table:table-cell>
        </table:table-row>
        <table:table-row table:style-name="Tabla7.1">
          <table:table-cell table:style-name="Tabla7.A3" office:value-type="string">
            <text:p text:style-name="P7">3. El usuario selecciona la opción crear.</text:p>
          </table:table-cell>
          <table:table-cell table:style-name="Tabla7.B3" office:value-type="string">
            <text:p text:style-name="P9">4. El sistema muestra una ventana con los campos editables del rol nuevo que son: código, descripción.</text:p>
          </table:table-cell>
        </table:table-row>
        <table:table-row table:style-name="Tabla7.5">
          <table:table-cell table:style-name="Tabla7.A2" office:value-type="string">
            <text:p text:style-name="P10"/>
          </table:table-cell>
          <table:table-cell table:style-name="Tabla7.A1" office:value-type="string">
            <text:p text:style-name="P3">5. El sistema obtiene los permisos, es decir, se debe <text:span text:style-name="T2">crear permiso</text:span> primeramente para crear un rol.</text:p>
          </table:table-cell>
        </table:table-row>
        <table:table-row table:style-name="Tabla7.5">
          <table:table-cell table:style-name="Tabla7.A3" office:value-type="string">
            <text:p text:style-name="P11">6. El usuario llena los campos y selecciona los permisos para el rol.</text:p>
          </table:table-cell>
          <table:table-cell table:style-name="Tabla7.B3" office:value-type="string">
            <text:p text:style-name="P3"/>
          </table:table-cell>
        </table:table-row>
        <table:table-row table:style-name="Tabla7.5">
          <table:table-cell table:style-name="Tabla7.A3" office:value-type="string">
            <text:p text:style-name="P10">7. El usuario presiona el botón guardar.</text:p>
          </table:table-cell>
          <table:table-cell table:style-name="Tabla7.B3" office:value-type="string">
            <text:p text:style-name="P3">8. El sistema verifica los datos ingresados.</text:p>
          </table:table-cell>
        </table:table-row>
        <table:table-row table:style-name="Tabla7.5">
          <table:table-cell table:style-name="Tabla7.A3" office:value-type="string">
            <text:p text:style-name="P10"/>
          </table:table-cell>
          <table:table-cell table:style-name="Tabla7.B3" office:value-type="string">
            <text:p text:style-name="P3">9. El sistema guarda el nuevo rol y automáticamente le asigna un identificador.</text:p>
          </table:table-cell>
        </table:table-row>
      </table:table>
      <text:p text:style-name="P8"/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ALTERNATIVAS (Camino exitoso)</text:p>
          </table:table-cell>
        </table:table-row>
        <table:table-row table:style-name="Tabla8.1">
          <table:table-cell table:style-name="Tabla8.A1" office:value-type="string">
            <text:list xml:id="list1813938828" text:style-name="WW8Num8">
              <text:list-item>
                <text:p text:style-name="P16"><text:s/>Cancelar</text:p>
              </text:list-item>
            </text:list>
            <text:p text:style-name="P13">En el paso 7 el camino exitoso, si el usuario presiona el botón cancelar en lugar de guardar , en el paso 9 el sistema no guardara el rol nuevo, lo que hará es cerrar la ventana del rol.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>EXCEPCIONES</text:p>
          </table:table-cell>
        </table:table-row>
        <table:table-row table:style-name="Tabla9.2">
          <table:table-cell table:style-name="Tabla9.A1" office:value-type="string">
            <text:p text:style-name="P6">E1. Campos obligatorios</text:p>
            <text:p text:style-name="P13">En el paso 8 el camino exitoso, si el usuario no llena el campo código, descripción y no selecciona los permisos; al presionar guardar, el sistema mostrara un mensaje indicando que debe rellenarse los campos necesariamente, y vuelve al paso 6.</text:p>
            <text:p text:style-name="P6">E2. Código único</text:p>
            <text:p text:style-name="P13">En el paso 9, el código del rol debe ser único. Si <text:s/>ya existe, el sistema no permite guardar el nuevo rol. Y al usuario se muestra un mensaje indicando <text:soft-page-break/>que no se puede guardar.</text:p>
            <text:p text:style-name="P6">E3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Asociaciones de Extensión: Ninguno</text:p>
          </table:table-cell>
        </table:table-row>
        <table:table-row table:style-name="Tabla10.2">
          <table:table-cell table:style-name="Tabla10.A1" office:value-type="string">
            <text:p text:style-name="P3">Asociaciones de Inclusión: Validar datos del rol, Asignar permiso.</text:p>
          </table:table-cell>
        </table:table-row>
        <table:table-row table:style-name="Tabla10.1">
          <table:table-cell table:style-name="Tabla10.A1" office:value-type="string">
            <text:p text:style-name="P3">Casos de Uso donde se incluye: Ninguno</text:p>
          </table:table-cell>
        </table:table-row>
        <table:table-row table:style-name="Tabla10.1">
          <table:table-cell table:style-name="Tabla10.A1" office:value-type="string">
            <text:p text:style-name="P3">Casos de Uso al que extiende: Administrar rol.</text:p>
          </table:table-cell>
        </table:table-row>
        <table:table-row table:style-name="Tabla10.1">
          <table:table-cell table:style-name="Tabla10.A1" office:value-type="string">
            <text:p text:style-name="P3">Caso de Uso de Generalización: Ninguno</text:p>
          </table:table-cell>
        </table:table-row>
        <table:table-row table:style-name="Tabla10.1">
          <table:table-cell table:style-name="Tabla10.A6" office:value-type="string">
            <text:p text:style-name="P3">Requerimientos Funcionales Asociados: RF74 al RF8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6:32</meta:creation-date>
    <dc:date>2013-03-22T23:11:56</dc:date>
    <dc:creator>elena </dc:creator>
    <meta:editing-duration>PT4M30S</meta:editing-duration>
    <meta:editing-cycles>8</meta:editing-cycles>
    <meta:generator>LibreOffice/3.5$Linux_x86 LibreOffice_project/350m1$Build-2</meta:generator>
    <meta:document-statistic meta:table-count="5" meta:image-count="0" meta:object-count="0" meta:page-count="2" meta:paragraph-count="40" meta:word-count="406" meta:character-count="2407" meta:non-whitespace-character-count="2041"/>
  </office:meta>
</office:document-meta>
</file>